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0F0000015F4834454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59cm" svg:height="12.382cm" svg:x="1.499cm" svg:y="7.778cm">
          <draw:image xlink:href="Pictures/100000000000020F0000015F48344542.png" xlink:type="simple" xlink:show="embed" xlink:actuate="onLoad">
            <text:p/>
          </draw:image>
        </draw:frame>
        <draw:frame draw:style-name="gr2" draw:text-style-name="P2" draw:layer="layout" svg:width="3.385cm" svg:height="0.762cm" svg:x="16.113cm" svg:y="20.05cm">
          <draw:text-box>
            <text:p text:style-name="P2"><text:span text:style-name="T1">Serafim Batzoglo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07T11:01:17.964612000</dc:date>
    <dc:creator>Adland Lee</dc:creator>
    <meta:document-statistic meta:object-count="2"/>
    <meta:generator>LibreOffice/4.1.5.3$MacOSX_x86 LibreOffice_project/1c1366bba2ba2b554cd2ca4d87c06da81c05d24</meta:generator>
  </office:meta>
</office:document-meta>
</file>